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8.193cm" svg:height="3.503cm" svg:x="5.382cm" svg:y="0.507cm">
            <draw:object draw:notify-on-update-of-ranges="DATA.A2:DATA.A9 DATA.B1:DATA.B1 DATA.B2:DATA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28cm" svg:height="4.009cm" svg:x="5.383cm" svg:y="5.022cm">
            <draw:object draw:notify-on-update-of-ranges="DATA.A13:DATA.A20 DATA.B12:DATA.B12 DATA.B13:DATA.B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83cm" svg:height="5.529cm" svg:x="5.318cm" svg:y="9.838cm">
            <draw:object draw:notify-on-update-of-ranges="DATA.A24:DATA.A33 DATA.A24:DATA.A33 DATA.B23:DATA.B23 DATA.B24:DATA.B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447cm" svg:height="6.308cm" svg:x="5.311cm" svg:y="16.284cm">
            <draw:object draw:notify-on-update-of-ranges="DATA.A37:DATA.A52 DATA.B36:DATA.B36 DATA.B37:DATA.B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509cm" svg:height="5.42cm" svg:x="6.163cm" svg:y="23.81cm">
            <draw:object draw:notify-on-update-of-ranges="DATA.A56:DATA.A62 DATA.B55:DATA.B55 DATA.B56:DATA.B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SG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erson ID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18;8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8;8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8;8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8;8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8;8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8;8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8;8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8;8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8;8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8;8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8;8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8;8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8;8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8;8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8;8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8;80)" office:value-type="float" office:value="28" calcext:value-type="float">
            <text:p>2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Expenses</text:p>
          </table:table-cell>
        </table:table-row>
        <table:table-row table:style-name="ro1">
          <table:table-cell table:style-name="ce1" office:value-type="string" calcext:value-type="string">
            <text:p>Consumable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style-name="ce2" office:value-type="string" calcext:value-type="string">
            <text:p>EMI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table:style-name="ce2" office:value-type="string" calcext:value-type="string">
            <text:p>Travel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2" office:value-type="string" calcext:value-type="string">
            <text:p>Utility Bill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Investment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2" office:value-type="string" calcext:value-type="string">
            <text:p>Entertainment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2" office:value-type="string" calcext:value-type="string">
            <text:p>Other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01:39:42.85488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02T01:40:07.483175200</dc:date>
    <meta:editing-duration>PT20M20S</meta:editing-duration>
    <meta:editing-cycles>5</meta:editing-cycles>
    <meta:generator>LibreOffice/25.8.5.2$Windows_X86_64 LibreOffice_project/9c8b85f387cc00a89945a79c9e6239f32e450ac2</meta:generator>
    <meta:document-statistic meta:table-count="1" meta:cell-count="10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94cm" svg:height="3.504cm" xlink:href=".." xlink:type="simple" chart:class="chart:line" chart:style-name="ch1">
        <chart:title svg:x="2.306cm" svg:y="0.206cm" chart:style-name="ch2">
          <text:p>SemWise SGPA</text:p>
        </chart:title>
        <chart:legend chart:legend-position="end" svg:x="5.85cm" svg:y="1.45cm" style:legend-expansion="high" chart:style-name="ch3"/>
        <chart:plot-area chart:style-name="ch4" svg:x="0.163cm" svg:y="1.081cm" svg:width="5.524cm" svg:height="2.353cm">
          <chart:coordinate-region svg:x="0.814cm" svg:y="1.283cm" svg:width="4.771cm" svg:height="1.498cm"/>
          <chart:axis chart:dimension="x" chart:name="primary-x" chart:style-name="ch5" chartooo:axis-type="auto">
            <chartooo:date-scale/>
            <chart:categories table:cell-range-address="DATA.A2:DATA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9" chart:label-cell-address="DATA.B1:DATA.B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P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A2:DATA.A9</svg:desc>
                </draw:g>
              </table:table-cell>
              <table:table-cell office:value-type="float" office:value="7.8">
                <text:p>7.8</text:p>
                <draw:g>
                  <svg:desc>DATA.B2:DATA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7.129cm" svg:height="4.01cm" xlink:href=".." xlink:type="simple" chart:class="chart:bar" chart:style-name="ch1">
        <chart:title svg:x="1.527cm" svg:y="0.216cm" chart:style-name="ch2">
          <text:p>Sem Wise Passing</text:p>
        </chart:title>
        <chart:legend chart:legend-position="end" svg:x="5.574cm" svg:y="1.703cm" style:legend-expansion="high" chart:style-name="ch3"/>
        <chart:plot-area chart:style-name="ch4" svg:x="1.143cm" svg:y="1.101cm" svg:width="4.289cm" svg:height="1.858cm">
          <chart:coordinate-region svg:x="1.994cm" svg:y="1.303cm" svg:width="3.438cm" svg:height="1.003cm"/>
          <chart:axis chart:dimension="x" chart:name="primary-x" chart:style-name="ch5" chartooo:axis-type="auto">
            <chartooo:date-scale/>
            <chart:title svg:x="2.903cm" svg:y="3.039cm" chart:style-name="ch6">
              <text:p><text:span text:style-name="T1">Sem</text:span></text:p>
            </chart:title>
            <chart:categories table:cell-range-address="DATA.A13:DATA.A20"/>
          </chart:axis>
          <chart:axis chart:dimension="y" chart:name="primary-y" chart:style-name="ch7">
            <chart:title svg:x="0.451cm" svg:y="2.228cm" chart:style-name="ch8">
              <text:p><text:span text:style-name="T1">%</text:span></text:p>
            </chart:title>
            <chart:grid chart:style-name="ch9" chart:class="major"/>
          </chart:axis>
          <chart:series chart:style-name="ch10" chart:values-cell-range-address="DATA.B13:DATA.B20" chart:label-cell-address="DATA.B12:DATA.B1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</text:p>
                <draw:g>
                  <svg:desc>DATA.B12:DATA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A13:DATA.A20</svg:desc>
                </draw:g>
              </table:table-cell>
              <table:table-cell office:value-type="float" office:value="88">
                <text:p>88</text:p>
                <draw:g>
                  <svg:desc>DATA.B13:DATA.B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9.831cm" svg:height="5.53cm" xlink:href=".." xlink:type="simple" chart:class="chart:scatter" chart:style-name="ch1">
        <chart:title svg:x="2.464cm" svg:y="0.246cm" chart:style-name="ch2">
          <text:p>Sales Report Yearwise</text:p>
        </chart:title>
        <chart:legend chart:legend-position="end" svg:x="8.176cm" svg:y="2.463cm" style:legend-expansion="high" chart:style-name="ch3"/>
        <chart:plot-area chart:style-name="ch4" svg:x="1.197cm" svg:y="1.161cm" svg:width="6.783cm" svg:height="3.288cm">
          <chart:coordinate-region svg:x="2.049cm" svg:y="1.363cm" svg:width="5.53cm" svg:height="2.433cm"/>
          <chart:axis chart:dimension="x" chart:name="primary-x" chart:style-name="ch5" chartooo:axis-type="auto">
            <chart:title svg:x="4.195cm" svg:y="4.559cm" chart:style-name="ch6">
              <text:p><text:span text:style-name="T1">Year</text:span></text:p>
            </chart:title>
            <chart:categories table:cell-range-address="DATA.A24:DATA.A33"/>
          </chart:axis>
          <chart:axis chart:dimension="y" chart:name="primary-y" chart:style-name="ch7">
            <chart:title svg:x="0.451cm" svg:y="3.259cm" chart:style-name="ch8">
              <text:p><text:span text:style-name="T1">Sales</text:span></text:p>
            </chart:title>
            <chart:grid chart:style-name="ch9" chart:class="major"/>
          </chart:axis>
          <chart:series chart:style-name="ch10" chart:values-cell-range-address="DATA.B24:DATA.B33" chart:label-cell-address="DATA.B23:DATA.B23" chart:class="chart:scatter">
            <chart:domain table:cell-range-address="DATA.A24:DATA.A33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les</text:p>
                <draw:g>
                  <svg:desc>DATA.B23:DATA.B23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DATA.A24:DATA.A33</svg:desc>
                </draw:g>
              </table:table-cell>
              <table:table-cell office:value-type="float" office:value="2015">
                <text:p>2015</text:p>
                <draw:g>
                  <svg:desc>DATA.A24:DATA.A33</svg:desc>
                </draw:g>
              </table:table-cell>
              <table:table-cell office:value-type="float" office:value="45">
                <text:p>45</text:p>
                <draw:g>
                  <svg:desc>DATA.B24:DATA.B33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8cm" svg:height="6.309cm" xlink:href=".." xlink:type="simple" chart:class="chart:scatter" chart:style-name="ch1">
        <chart:legend chart:legend-position="end" svg:x="12.053cm" svg:y="2.852cm" style:legend-expansion="high" chart:style-name="ch2"/>
        <chart:plot-area chart:style-name="ch3" svg:x="0.268cm" svg:y="0.126cm" svg:width="11.517cm" svg:height="6.057cm">
          <chart:coordinate-region svg:x="0.919cm" svg:y="0.328cm" svg:width="10.664cm" svg:height="5.2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37:DATA.B52" chart:label-cell-address="DATA.B36:DATA.B36" chart:class="chart:scatter">
            <chart:domain table:cell-range-address="DATA.A37:DATA.A52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e</text:p>
                <draw:g>
                  <svg:desc>DATA.B36:DATA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7:DATA.A52</svg:desc>
                </draw:g>
              </table:table-cell>
              <table:table-cell office:value-type="float" office:value="19">
                <text:p>19</text:p>
                <draw:g>
                  <svg:desc>DATA.B37:DATA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51cm" svg:height="5.421cm" xlink:href=".." xlink:type="simple" chart:class="chart:circle" chart:style-name="ch1">
        <chart:legend chart:legend-position="end" svg:x="6.515cm" svg:y="0.896cm" style:legend-expansion="high" chart:style-name="ch2"/>
        <chart:plot-area chart:style-name="ch3" svg:x="0.35cm" svg:y="0.35cm" svg:width="5.815cm" svg:height="4.72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0.965cm" svg:width="5.815cm" svg:height="3.49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DATA.A56:DATA.A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DATA.B56:DATA.B62" chart:label-cell-address="DATA.B55:DATA.B5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nses</text:p>
                <draw:g>
                  <svg:desc>DATA.B55:DATA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umables</text:p>
                <draw:g>
                  <svg:desc>DATA.A56:DATA.A62</svg:desc>
                </draw:g>
              </table:table-cell>
              <table:table-cell office:value-type="float" office:value="12000">
                <text:p>12000</text:p>
                <draw:g>
                  <svg:desc>DATA.B56:DATA.B62</svg:desc>
                </draw:g>
              </table:table-cell>
            </table:table-row>
            <table:table-row>
              <table:table-cell office:value-type="string">
                <text:p>EMI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Utility Bills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